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7.798cm"/>
    </style:style>
    <style:style style:name="co2" style:family="table-column">
      <style:table-column-properties fo:break-before="auto" style:column-width="2.242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1.95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untry Data Co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SO 3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AF|AFG|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rotiri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|ALB|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DZ|DZA|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AS|ASM|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D|AND|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AO|AGO|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AI|AIA|6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arctica</text:p>
          </table:table-cell>
          <table:table-cell office:value-type="string" calcext:value-type="string">
            <text:p>AQ|ATA|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G|ATG|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|ARG|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M|ARM|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AW|ABW|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hmore and Cartier Islands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|AUS|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T|AUT|0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|AZE|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hamas, The</text:p>
          </table:table-cell>
          <table:table-cell office:value-type="string" calcext:value-type="string">
            <text:p>BS|BHS|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H|BHR|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er Island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BD|BGD|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BB|BRB|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sas da India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Y|BLR|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|BEL|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BZ|BLZ|0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J|BEN|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BM|BMU|0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T|BTN|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|BOL|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A|BIH|0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BW|BWA|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vet Island</text:p>
          </table:table-cell>
          <table:table-cell office:value-type="string" calcext:value-type="string">
            <text:p>BV|BVT|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|BRA|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tish Indian Ocean Territory</text:p>
          </table:table-cell>
          <table:table-cell office:value-type="string" calcext:value-type="string">
            <text:p>IO|IOT|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tish Virgin Islands</text:p>
          </table:table-cell>
          <table:table-cell office:value-type="string" calcext:value-type="string">
            <text:p>VG|VGB|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nei</text:p>
          </table:table-cell>
          <table:table-cell office:value-type="string" calcext:value-type="string">
            <text:p>BN|BRN|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G|BGR|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BF|BFA|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ma</text:p>
          </table:table-cell>
          <table:table-cell office:value-type="string" calcext:value-type="string">
            <text:p>MM|MMR|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BI|BDI|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o Verde</text:p>
          </table:table-cell>
          <table:table-cell office:value-type="string" calcext:value-type="string">
            <text:p>CV|CPV|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KH|KHM|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M|CMR|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|CAN|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KY|CYM|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CF|CAF|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D|TCD|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L|CHL|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N|CHN|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tmas Island</text:p>
          </table:table-cell>
          <table:table-cell office:value-type="string" calcext:value-type="string">
            <text:p>CX|CXR|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pperton Island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os (Keeling) Islands</text:p>
          </table:table-cell>
          <table:table-cell office:value-type="string" calcext:value-type="string">
            <text:p>CC|CCK|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|COL|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oros</text:p>
          </table:table-cell>
          <table:table-cell office:value-type="string" calcext:value-type="string">
            <text:p>KM|COM|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go, Democratic Republic of the</text:p>
          </table:table-cell>
          <table:table-cell office:value-type="string" calcext:value-type="string">
            <text:p>CD|COD|1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go, Republic of the</text:p>
          </table:table-cell>
          <table:table-cell office:value-type="string" calcext:value-type="string">
            <text:p>CG|COG|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k Islands</text:p>
          </table:table-cell>
          <table:table-cell office:value-type="string" calcext:value-type="string">
            <text:p>CK|COK|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al Sea Islands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CR|CRI|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string" calcext:value-type="string">
            <text:p>CI|CIV|3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HR|HRV|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CU|CUB|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CW|CUW|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Y|CYP|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echia</text:p>
          </table:table-cell>
          <table:table-cell office:value-type="string" calcext:value-type="string">
            <text:p>CZ|CZE|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K|DNK|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ekelia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DJ|DJI|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M|DMA|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DO|DOM|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EC|ECU|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G|EGY|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SV|SLV|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Q|GNQ|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|ERI|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E|EST|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watini</text:p>
          </table:table-cell>
          <table:table-cell office:value-type="string" calcext:value-type="string">
            <text:p>SZ|SWZ|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|ETH|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a Island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kland Islands (Islas Malvinas)</text:p>
          </table:table-cell>
          <table:table-cell office:value-type="string" calcext:value-type="string">
            <text:p>FK|FLK|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oe Islands</text:p>
          </table:table-cell>
          <table:table-cell office:value-type="string" calcext:value-type="string">
            <text:p>FO|FRO|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FJ|FJI|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|FIN|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|FRA|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e, Metropolitan</text:p>
          </table:table-cell>
          <table:table-cell office:value-type="string" calcext:value-type="string">
            <text:p>FX|FXX|2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GF|GUF|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string" calcext:value-type="string">
            <text:p>PF|PYF|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nch Southern and Antarctic Lands</text:p>
          </table:table-cell>
          <table:table-cell office:value-type="string" calcext:value-type="string">
            <text:p>TF|ATF|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GA|GAB|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bia, The</text:p>
          </table:table-cell>
          <table:table-cell office:value-type="string" calcext:value-type="string">
            <text:p>GM|GMB|2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za Strip</text:p>
          </table:table-cell>
          <table:table-cell office:value-type="string" calcext:value-type="string">
            <text:p>PS|PSE|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E|GEO|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E|DEU|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|GHA|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raltar</text:p>
          </table:table-cell>
          <table:table-cell office:value-type="string" calcext:value-type="string">
            <text:p>GI|GIB|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rioso Islands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|GRC|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land</text:p>
          </table:table-cell>
          <table:table-cell office:value-type="string" calcext:value-type="string">
            <text:p>GL|GRL|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D|GRD|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deloupe</text:p>
          </table:table-cell>
          <table:table-cell office:value-type="string" calcext:value-type="string">
            <text:p>GP|GLP|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GU|GUM|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GT|GTM|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ernsey</text:p>
          </table:table-cell>
          <table:table-cell office:value-type="string" calcext:value-type="string">
            <text:p>GG|GGY|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N|GIN|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GW|GNB|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Y|GUY|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T|HTI|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d Island and McDonald Islands</text:p>
          </table:table-cell>
          <table:table-cell office:value-type="string" calcext:value-type="string">
            <text:p>HM|HMD|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y See (Vatican City)</text:p>
          </table:table-cell>
          <table:table-cell office:value-type="string" calcext:value-type="string">
            <text:p>VA|VAT|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HN|HND|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HK|HKG|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land Island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U|HUN|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|ISL|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|IND|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D|IDN|3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IR|IRN|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Q|IRQ|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E|IRL|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e of Man</text:p>
          </table:table-cell>
          <table:table-cell office:value-type="string" calcext:value-type="string">
            <text:p>IM|IMN|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L|ISR|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|ITA|3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M|JAM|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 Mayen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P|JPN|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rvis Island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sey</text:p>
          </table:table-cell>
          <table:table-cell office:value-type="string" calcext:value-type="string">
            <text:p>JE|JEY|8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 Atoll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|JOR|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an de Nova Island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KZ|KAZ|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KE|KEN|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man Reef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ibati</text:p>
          </table:table-cell>
          <table:table-cell office:value-type="string" calcext:value-type="string">
            <text:p>KI|KIR|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ea, North</text:p>
          </table:table-cell>
          <table:table-cell office:value-type="string" calcext:value-type="string">
            <text:p>KP|PRK|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ea, South</text:p>
          </table:table-cell>
          <table:table-cell office:value-type="string" calcext:value-type="string">
            <text:p>KR|KOR|4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sovo</text:p>
          </table:table-cell>
          <table:table-cell office:value-type="string" calcext:value-type="string">
            <text:p>XK|XKS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W|KWT|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KG|KGZ|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os</text:p>
          </table:table-cell>
          <table:table-cell office:value-type="string" calcext:value-type="string">
            <text:p>LA|LAO|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V|LVA|4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B|LBN|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LS|LSO|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LR|LBR|4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Y|LBY|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LI|LIE|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T|LTU|4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|LUX|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au</text:p>
          </table:table-cell>
          <table:table-cell office:value-type="string" calcext:value-type="string">
            <text:p>MO|MAC|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MG|MDG|4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MW|MWI|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Y|MYS|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dives</text:p>
          </table:table-cell>
          <table:table-cell office:value-type="string" calcext:value-type="string">
            <text:p>MV|MDV|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ML|MLI|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T|MLT|4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string" calcext:value-type="string">
            <text:p>MH|MHL|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MQ|MTQ|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R|MRT|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U|MUS|4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otte</text:p>
          </table:table-cell>
          <table:table-cell office:value-type="string" calcext:value-type="string">
            <text:p>YT|MYT|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X|MEX|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nesia, Federated States of</text:p>
          </table:table-cell>
          <table:table-cell office:value-type="string" calcext:value-type="string">
            <text:p>FM|FSM|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way Islands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D|MDA|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aco</text:p>
          </table:table-cell>
          <table:table-cell office:value-type="string" calcext:value-type="string">
            <text:p>MC|MCO|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N|MNG|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ME|MNE|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MS|MSR|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|MAR|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Z|MOZ|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|NAM|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uru</text:p>
          </table:table-cell>
          <table:table-cell office:value-type="string" calcext:value-type="string">
            <text:p>NR|NRU|5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assa Island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P|NPL|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NL|NLD|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string" calcext:value-type="string">
            <text:p>NC|NCL|5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Z|NZL|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NI|NIC|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NE|NER|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NG|NGA|5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ue</text:p>
          </table:table-cell>
          <table:table-cell office:value-type="string" calcext:value-type="string">
            <text:p>NU|NIU|5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folk Island</text:p>
          </table:table-cell>
          <table:table-cell office:value-type="string" calcext:value-type="string">
            <text:p>NF|NFK|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K|MKD|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string" calcext:value-type="string">
            <text:p>MP|MNP|5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|NOR|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OM|OMN|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PK|PAK|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PW|PLW|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yra Atoll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PA|PAN|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G|PNG|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cel Islands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PY|PRY|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|PER|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PH|PHL|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cairn Islands</text:p>
          </table:table-cell>
          <table:table-cell office:value-type="string" calcext:value-type="string">
            <text:p>PN|PCN|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L|POL|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T|PRT|6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PR|PRI|6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QA|QAT|6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nion</text:p>
          </table:table-cell>
          <table:table-cell office:value-type="string" calcext:value-type="string">
            <text:p>RE|REU|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|ROU|6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RU|RUS|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RW|RWA|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BL|BLM|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 Helena, Ascension, and Tristan da Cunha</text:p>
          </table:table-cell>
          <table:table-cell office:value-type="string" calcext:value-type="string">
            <text:p>SH|SHN|6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KN|KNA|6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LC|LCA|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 Martin</text:p>
          </table:table-cell>
          <table:table-cell office:value-type="string" calcext:value-type="string">
            <text:p>MF|MAF|6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 Pierre and Miquelon</text:p>
          </table:table-cell>
          <table:table-cell office:value-type="string" calcext:value-type="string">
            <text:p>PM|SPM|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VC|VCT|6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oa</text:p>
          </table:table-cell>
          <table:table-cell office:value-type="string" calcext:value-type="string">
            <text:p>WS|WSM|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M|SMR|6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string" calcext:value-type="string">
            <text:p>ST|STP|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SA|SAU|6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N|SEN|6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RS|SRB|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SC|SYC|6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SL|SLE|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G|SGP|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t Maarten</text:p>
          </table:table-cell>
          <table:table-cell office:value-type="string" calcext:value-type="string">
            <text:p>SX|SXM|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K|SVK|7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I|SVN|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string" calcext:value-type="string">
            <text:p>SB|SLB|0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|SOM|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ZA|ZAF|7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Georgia and the Islands</text:p>
          </table:table-cell>
          <table:table-cell office:value-type="string" calcext:value-type="string">
            <text:p>GS|SGS|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string" calcext:value-type="string">
            <text:p>SS|SSD|7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|ESP|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atly Islands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LK|LKA|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D|SDN|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SR|SUR|7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albard</text:p>
          </table:table-cell>
          <table:table-cell office:value-type="string" calcext:value-type="string">
            <text:p>SJ|SJM|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E|SWE|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CH|CHE|7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SY|SYR|7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wan</text:p>
          </table:table-cell>
          <table:table-cell office:value-type="string" calcext:value-type="string">
            <text:p>TW|TWN|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jikistan</text:p>
          </table:table-cell>
          <table:table-cell office:value-type="string" calcext:value-type="string">
            <text:p>TJ|TJK|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Z|TZA|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|THA|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TL|TLS|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TG|TGO|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kelau</text:p>
          </table:table-cell>
          <table:table-cell office:value-type="string" calcext:value-type="string">
            <text:p>TK|TKL|7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TO|TON|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T|TTO|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melin Island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N|TUN|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key (Turkiye)</text:p>
          </table:table-cell>
          <table:table-cell office:value-type="string" calcext:value-type="string">
            <text:p>TR|TUR|7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TM|TKM|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TC|TCA|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valu</text:p>
          </table:table-cell>
          <table:table-cell office:value-type="string" calcext:value-type="string">
            <text:p>TV|TUV|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UG|UGA|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UA|UKR|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AE|ARE|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GB|GBR|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|USA|8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ed States Minor Outlying Islands</text:p>
          </table:table-cell>
          <table:table-cell office:value-type="string" calcext:value-type="string">
            <text:p>UM|UMI|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UY|URY|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UZ|UZB|8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uatu</text:p>
          </table:table-cell>
          <table:table-cell office:value-type="string" calcext:value-type="string">
            <text:p>VU|VUT|5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|VEN|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tnam</text:p>
          </table:table-cell>
          <table:table-cell office:value-type="string" calcext:value-type="string">
            <text:p>VN|VNM|7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 Islands</text:p>
          </table:table-cell>
          <table:table-cell office:value-type="string" calcext:value-type="string">
            <text:p>VI|VIR|8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ke Island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is and Futuna</text:p>
          </table:table-cell>
          <table:table-cell office:value-type="string" calcext:value-type="string">
            <text:p>WF|WLF|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Bank</text:p>
          </table:table-cell>
          <table:table-cell office:value-type="string" calcext:value-type="string">
            <text:p>PS|PSE|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Sahara</text:p>
          </table:table-cell>
          <table:table-cell office:value-type="string" calcext:value-type="string">
            <text:p>EH|ESH|7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Samoa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YE|YEM|8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ire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M|ZMB|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ZW|ZWE|716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Country Data Codes'.D2:'Country Data Codes'.D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Helvetica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30T15:59:00.475476720</dc:date>
    <meta:editing-duration>PT41M11S</meta:editing-duration>
    <meta:editing-cycles>4</meta:editing-cycles>
    <meta:generator>LibreOffice/24.2.7.2$Linux_X86_64 LibreOffice_project/420$Build-2</meta:generator>
    <meta:document-statistic meta:table-count="1" meta:cell-count="558" meta:object-count="0"/>
  </office:meta>
</office:document-meta>
</file>